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 fo:language="en" fo:country="US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color="#CE181E" fo:font-size="15pt" style:font-size-asian="15pt" style:font-size-complex="15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text-properties fo:color="#CE181E" fo:font-size="15pt" style:font-size-asian="15pt" style:font-size-complex="15pt" style:text-underline-type="single" style:text-underline-style="solid" style:text-underline-width="auto" style:text-underline-mode="continuous"/>
    </style:style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family="paragraph">
      <style:text-properties fo:color="#CE181E" fo:font-size="15pt" style:font-size-asian="15pt" style:font-size-complex="15pt" style:text-underline-type="single" style:text-underline-style="solid" style:text-underline-width="auto" style:text-underline-mode="continuous"/>
    </style:style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family="paragraph">
      <style:text-properties fo:color="#CE181E" fo:font-size="15pt" style:font-size-asian="15pt" style:font-size-complex="15pt" style:text-underline-type="single" style:text-underline-style="solid" style:text-underline-width="auto" style:text-underline-mode="continuous"/>
    </style:style>
    <style:style style:name="P16" style:parent-style-name="Standard" style:list-style-name="LFO3" style:family="paragraph"/>
    <style:style style:name="P17" style:parent-style-name="Standard" style:list-style-name="LFO3" style:family="paragraph"/>
    <style:style style:name="P18" style:parent-style-name="Standard" style:list-style-name="LFO3" style:family="paragraph"/>
    <style:style style:name="P19" style:parent-style-name="Standard" style:list-style-name="LFO3" style:family="paragraph"/>
    <style:style style:name="P20" style:parent-style-name="Standard" style:family="paragraph">
      <style:text-properties fo:color="#CE181E" fo:font-size="15pt" style:font-size-asian="15pt" style:font-size-complex="15pt" style:text-underline-type="single" style:text-underline-style="solid" style:text-underline-width="auto" style:text-underline-mode="continuous"/>
    </style:style>
    <style:style style:name="P21" style:parent-style-name="Standard" style:list-style-name="LFO4" style:family="paragraph"/>
    <style:style style:name="P22" style:parent-style-name="Standard" style:list-style-name="LFO4" style:family="paragraph"/>
    <style:style style:name="P23" style:parent-style-name="Standard" style:list-style-name="LFO4" style:family="paragraph"/>
  </office:automatic-styles>
  <office:body>
    <office:text text:use-soft-page-breaks="true">
      <text:p text:style-name="P1">Test unitaire</text:p>
      <text:p text:style-name="P2">Projet Dungeon Of Cards</text:p>
      <text:p text:style-name="P3"/>
      <text:p text:style-name="P4"/>
      <text:p text:style-name="P5">Fonction testée :</text:p>
      <text:p text:style-name="Standard"/>
      <text:p text:style-name="P6"><text:tab/>Le déplacement du rectangle de sélection au sein du menu principal. Plus particulièrement, Ce qui pourrait se passer lors de déplacements vers des options non<text:s/>existantes (tenter d’appuyer sur la flèche du haut alors qu’aucune option n’est disponible<text:s/>au-dessus<text:s/>de l’actuelle).</text:p>
      <text:p text:style-name="Standard"/>
      <text:p text:style-name="P7">Cas valides :</text:p>
      <text:p text:style-name="Standard"/>
      <text:list text:style-name="LFO1" text:continue-numbering="true">
        <text:list-item>
          <text:p text:style-name="P8">Déplacements entre les différentes options.</text:p>
        </text:list-item>
        <text:list-item>
          <text:p text:style-name="P9">Le rectangle ne quitte pas les options, on ne peut le retrouver à ce promener hors de son champs d’action.</text:p>
        </text:list-item>
        <text:list-item>
          <text:p text:style-name="P10">Le rectangle reste sur l’option tout en haut ou tout en bas lorsque l’on tente d’aller plus haut ou plus bas.</text:p>
        </text:list-item>
      </text:list>
      <text:p text:style-name="Standard"/>
      <text:p text:style-name="Standard"/>
      <text:p text:style-name="P11">Cas invalides :</text:p>
      <text:p text:style-name="Standard"/>
      <text:list text:style-name="LFO2" text:continue-numbering="true">
        <text:list-item>
          <text:p text:style-name="P12">Le rectangle n’est plus sur une des options.</text:p>
        </text:list-item>
        <text:list-item>
          <text:p text:style-name="P13">Le rectangle monte ou descend encore lorsque l’on<text:s/>est sur l’option tout en haut ou l’option tout en bas.</text:p>
        </text:list-item>
        <text:list-item>
          <text:p text:style-name="P14">Le rectangle ne se déplace d’une option vers une autre alors que le déplacement est valide</text:p>
        </text:list-item>
      </text:list>
      <text:p text:style-name="Standard"/>
      <text:p text:style-name="Standard"/>
      <text:p text:style-name="P15">Jeux de données :</text:p>
      <text:p text:style-name="Standard"/>
      <text:list text:style-name="LFO3" text:continue-numbering="true">
        <text:list-item>
          <text:p text:style-name="P16">Se mettre sur la première option (en haut), et tenter d’appuyer plusieurs fois sur la flèche du haut.</text:p>
        </text:list-item>
        <text:list-item>
          <text:p text:style-name="P17">Se mettre sur la dernière option (en bas), et tenter d’appuyer plusieurs fois sur la flèche du bas.</text:p>
        </text:list-item>
        <text:list-item>
          <text:p text:style-name="P18">Se déplacer entre les différentes options.</text:p>
        </text:list-item>
        <text:list-item>
          <text:p text:style-name="P19">Tenter d’utiliser des déplacements non-prévus, flèches sur les côtés.</text:p>
        </text:list-item>
      </text:list>
      <text:p text:style-name="Standard"/>
      <text:p text:style-name="Standard"/>
      <text:p text:style-name="P20">Résultats obtenus :</text:p>
      <text:p text:style-name="Standard"/>
      <text:list text:style-name="LFO4" text:continue-numbering="true">
        <text:list-item>
          <text:p text:style-name="P21">Pas de<text:s/>déplacements hors des limites prévus (touches haut et bas),</text:p>
        </text:list-item>
        <text:list-item>
          <text:p text:style-name="P22">Les touches<text:s/>fléchés<text:s/>des côtés n’ont<text:s/>aucun<text:s/>effet,</text:p>
        </text:list-item>
        <text:list-item>
          <text:p text:style-name="P23">Déplacement entre les différentes options réussi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xel Jourry</dc:creator>
    <meta:creation-date>2020-04-03T09:24:00Z</meta:creation-date>
    <dc:date>2020-04-03T07:55:00Z</dc:date>
    <meta:template xlink:href="Normal.dotm" xlink:type="simple"/>
    <meta:editing-cycles>8</meta:editing-cycles>
    <meta:editing-duration>PT1680S</meta:editing-duration>
    <meta:document-statistic meta:page-count="1" meta:paragraph-count="2" meta:word-count="215" meta:character-count="1397" meta:row-count="9" meta:non-whitespace-character-count="1184"/>
  </office:meta>
</office:document-meta>
</file>